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3b3862" officeooo:paragraph-rsid="003b386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3cb989" officeooo:paragraph-rsid="003cb98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3ea956" officeooo:paragraph-rsid="003ea95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40e6b4" officeooo:paragraph-rsid="0040e6b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41e1c4" officeooo:paragraph-rsid="0041e1c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4285e5" officeooo:paragraph-rsid="004285e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42cc85" officeooo:paragraph-rsid="0042cc8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45d8b6" officeooo:paragraph-rsid="0045d8b6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b3862" officeooo:paragraph-rsid="003b386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ea956" officeooo:paragraph-rsid="003ea95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285e5" officeooo:paragraph-rsid="004285e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5d8b6" officeooo:paragraph-rsid="0045d8b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3ea956"/>
    </style:style>
    <style:style style:name="T1" style:family="text">
      <style:text-properties style:text-underline-style="none" fo:font-weight="normal" officeooo:rsid="003ea956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44fc87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tationary Waves</text:p>
      <text:p text:style-name="P1"/>
      <text:p text:style-name="P1">When two waves with identical frequency, wavelength and amplitude meet going opposite directions, they create a stationary wave.</text:p>
      <text:p text:style-name="P1"/>
      <text:p text:style-name="P2">Each 1/2 a cycle, the waves cancel each other out, then constructively interfere to double in amplitude to create a super crest.</text:p>
      <text:p text:style-name="P2"/>
      <text:p text:style-name="P4">Nodes are stationary points, where the wave never moves. This is where particles have an amplitude of 0 and do not vibrate.</text:p>
      <text:p text:style-name="P4"/>
      <text:p text:style-name="P4">Antinodes are points where the amplitude is greatest on the wave.</text:p>
      <text:p text:style-name="P2"/>
      <text:p text:style-name="P10">Harmonics</text:p>
      <text:p text:style-name="P3">The 1st harmonic <text:span text:style-name="T4">(or fundamental frequency) </text:span><text:s/>is <draw:frame draw:style-name="fr1" draw:name="Object1" text:anchor-type="as-char" svg:width="0.82cm" svg:height="0.998cm" draw:z-index="0"><draw:object xlink:href="./Object 1" xlink:type="simple" xlink:show="embed" xlink:actuate="onLoad"/><draw:image xlink:href="./ObjectReplacements/Object 1" xlink:type="simple" xlink:show="embed" xlink:actuate="onLoad"/></draw:frame>, which is just one loop.</text:p>
      <text:p text:style-name="P3"/>
      <text:p text:style-name="P13"><text:span text:style-name="T1">The 2nd harmonic is </text:span><text:span text:style-name="T1"><draw:frame draw:style-name="fr1" draw:name="Object2" text:anchor-type="as-char" svg:width="0.482cm" svg:height="0.3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 and is 2 loops or 1 wavelength.</text:span></text:p>
      <text:p text:style-name="P3"/>
      <text:p text:style-name="P3">The 3rd harmonic is <draw:frame draw:style-name="fr1" draw:name="Object3" text:anchor-type="as-char" svg:width="0.826cm" svg:height="0.99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and is 3 loops or 1.5 wavelengths.</text:p>
      <text:p text:style-name="P3"/>
      <text:p text:style-name="P3"/>
      <text:p text:style-name="P5">At the n<text:span text:style-name="T3">th</text:span> harmonic, n/2 wavelengths are on the string.</text:p>
      <text:p text:style-name="P5"/>
      <text:p text:style-name="P5"/>
      <text:p text:style-name="P5"/>
      <text:p text:style-name="P11">In a tube</text:p>
      <text:p text:style-name="P6"/>
      <text:p text:style-name="P6">In tubes, the closed end is the antinode, and the open end is the node.</text:p>
      <text:p text:style-name="P6"/>
      <text:p text:style-name="P7">When both ends are open, the 1st harmonic is <text:span text:style-name="T2"><draw:frame draw:style-name="fr1" draw:name="Object4" text:anchor-type="as-char" svg:width="1.351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.</text:p>
      <text:p text:style-name="P7">When one end is open, the 1st harmonic is<draw:frame draw:style-name="fr1" draw:name="Object5" text:anchor-type="as-char" svg:width="1.378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7"/>
      <text:p text:style-name="P7"/>
      <text:p text:style-name="P12">Resonant Frequency</text:p>
      <text:p text:style-name="P8"/>
      <text:p text:style-name="P8"><draw:frame draw:style-name="fr1" draw:name="Object6" text:anchor-type="as-char" svg:width="1.346cm" svg:height="0.9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7" text:anchor-type="as-char" svg:width="8.634cm" svg:height="1.07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"/>
      <text:p text:style-name="P8"><draw:frame draw:style-name="fr1" draw:name="Object8" text:anchor-type="as-char" svg:width="1.365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width="6.81cm" svg:height="0.55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/>
      <text:p text:style-name="P8"/>
      <text:p text:style-name="P8"><draw:frame draw:style-name="fr1" draw:name="Object10" text:anchor-type="as-char" svg:width="2.032cm" svg:height="1.0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as-char" svg:width="12.875cm" svg:height="1.22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52M5S</meta:editing-duration>
    <meta:editing-cycles>45</meta:editing-cycles>
    <meta:generator>LibreOffice/6.4.5.2$Windows_X86_64 LibreOffice_project/a726b36747cf2001e06b58ad5db1aa3a9a1872d6</meta:generator>
    <dc:date>2020-11-12T12:17:00.580000000</dc:date>
    <meta:document-statistic meta:table-count="0" meta:image-count="0" meta:object-count="11" meta:page-count="1" meta:paragraph-count="18" meta:word-count="162" meta:character-count="892" meta:non-whitespace-character-count="7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n>1</mn>
        <mn>2</mn>
      </mfrac>
      <mi>λ</mi>
    </mrow>
    <annotation encoding="StarMath 5.0">{1 over 2} %lambda</annotation>
  </semantics>
</math>
</file>

<file path=Object 10/content.xml><?xml version="1.0" encoding="utf-8"?>
<math xmlns="http://www.w3.org/1998/Math/MathML" display="block">
  <semantics>
    <mrow>
      <mrow>
        <mi>f</mi>
        <mo stretchy="false">=</mo>
        <mrow>
          <mfrac>
            <mn>1</mn>
            <mn>2</mn>
          </mfrac>
          <mi>L</mi>
        </mrow>
      </mrow>
      <msqrt>
        <mfrac>
          <mi>T</mi>
          <mi>μ</mi>
        </mfrac>
      </msqrt>
    </mrow>
    <annotation encoding="StarMath 5.0">f = { {1 over 2L} } sqrt { {T over %mu} }</annotation>
  </semantics>
</math>
</file>

<file path=Object 11/content.xml><?xml version="1.0" encoding="utf-8"?>
<math xmlns="http://www.w3.org/1998/Math/MathML" display="block">
  <semantics>
    <mrow>
      <mi mathvariant="italic">frequency</mi>
      <mrow>
        <mrow>
          <mo fence="true" stretchy="false">(</mo>
          <mrow>
            <mi mathvariant="italic">Hz</mi>
          </mrow>
          <mo fence="true" stretchy="false">)</mo>
        </mrow>
        <mo stretchy="false">=</mo>
        <mrow>
          <mrow>
            <mfrac>
              <mn>1</mn>
              <mn>2</mn>
            </mfrac>
            <mo stretchy="false">×</mo>
            <mi mathvariant="italic">string</mi>
          </mrow>
          <mi mathvariant="italic">length</mi>
          <mrow>
            <mo fence="true" stretchy="false">(</mo>
            <mrow>
              <mi>m</mi>
            </mrow>
            <mo fence="true" stretchy="false">)</mo>
          </mrow>
        </mrow>
      </mrow>
      <msqrt>
        <mrow>
          <mi mathvariant="italic">tension</mi>
          <mfrac>
            <mrow>
              <mo fence="true" stretchy="false">(</mo>
              <mrow>
                <mi>N</mi>
              </mrow>
              <mo fence="true" stretchy="false">)</mo>
            </mrow>
            <mrow>
              <mi mathvariant="italic">mass</mi>
              <mi mathvariant="italic">per</mi>
              <mi mathvariant="italic">unit</mi>
              <mi mathvariant="italic">length</mi>
              <mrow>
                <mo fence="true" stretchy="false">(</mo>
                <mrow>
                  <msup>
                    <mi mathvariant="italic">kgm</mi>
                    <mrow>
                      <mo stretchy="false">−</mo>
                      <mn>1</mn>
                    </mrow>
                  </msup>
                </mrow>
                <mo fence="true" stretchy="false">)</mo>
              </mrow>
            </mrow>
          </mfrac>
        </mrow>
      </msqrt>
    </mrow>
    <annotation encoding="StarMath 5.0">frequency (Hz) = { {1 over 2 times string length (m)} } sqrt { {tension (N) over {mass per unit length (kgm^-1)}} }</annotation>
  </semantics>
</math>
</file>

<file path=Object 2/content.xml><?xml version="1.0" encoding="utf-8"?>
<math xmlns="http://www.w3.org/1998/Math/MathML" display="block">
  <semantics>
    <mi>λ</mi>
    <annotation encoding="StarMath 5.0">%lambda</annotation>
  </semantics>
</math>
</file>

<file path=Object 3/content.xml><?xml version="1.0" encoding="utf-8"?>
<math xmlns="http://www.w3.org/1998/Math/MathML" display="block">
  <semantics>
    <mrow>
      <mfrac>
        <mn>3</mn>
        <mn>2</mn>
      </mfrac>
      <mi>λ</mi>
    </mrow>
    <annotation encoding="StarMath 5.0">{3 over 2} %lambda</annotation>
  </semantics>
</math>
</file>

<file path=Object 4/content.xml><?xml version="1.0" encoding="utf-8"?>
<math xmlns="http://www.w3.org/1998/Math/MathML" display="block">
  <semantics>
    <mrow>
      <mrow>
        <mi>λ</mi>
        <mo stretchy="false">=</mo>
        <mn>2</mn>
      </mrow>
      <mi>L</mi>
    </mrow>
    <annotation encoding="StarMath 5.0">%lambda = 2L</annotation>
  </semantics>
</math>
</file>

<file path=Object 5/content.xml><?xml version="1.0" encoding="utf-8"?>
<math xmlns="http://www.w3.org/1998/Math/MathML" display="block">
  <semantics>
    <mrow>
      <mrow>
        <mi>λ</mi>
        <mo stretchy="false">=</mo>
        <mn>4</mn>
      </mrow>
      <mi>L</mi>
    </mrow>
    <annotation encoding="StarMath 5.0">%lambda = 4L</annotation>
  </semantics>
</math>
</file>

<file path=Object 6/content.xml><?xml version="1.0" encoding="utf-8"?>
<math xmlns="http://www.w3.org/1998/Math/MathML" display="block">
  <semantics>
    <mrow>
      <mi>μ</mi>
      <mo stretchy="false">=</mo>
      <mfrac>
        <mi>M</mi>
        <mi>L</mi>
      </mfrac>
    </mrow>
    <annotation encoding="StarMath 5.0">%mu = M over L</annotation>
  </semantics>
</math>
</file>

<file path=Object 7/content.xml><?xml version="1.0" encoding="utf-8"?>
<math xmlns="http://www.w3.org/1998/Math/MathML" display="block">
  <semantics>
    <mrow>
      <mi mathvariant="italic">mass</mi>
      <mi mathvariant="italic">per</mi>
      <mi mathvariant="italic">unit</mi>
      <mi mathvariant="italic">length</mi>
      <mrow>
        <mrow>
          <mo fence="true" stretchy="false">(</mo>
          <mrow>
            <mrow>
              <mi mathvariant="italic">kg</mi>
              <msup>
                <mi>m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=</mo>
        <mfrac>
          <mrow>
            <mi mathvariant="italic">mass</mi>
            <mi mathvariant="italic">of</mi>
            <mi mathvariant="italic">string</mi>
            <mrow>
              <mo fence="true" stretchy="false">(</mo>
              <mrow>
                <mi mathvariant="italic">kg</mi>
              </mrow>
              <mo fence="true" stretchy="false">)</mo>
            </mrow>
          </mrow>
          <mrow>
            <mi mathvariant="italic">length</mi>
            <mi mathvariant="italic">of</mi>
            <mi mathvariant="italic">string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mass per unit length (kg m^-1) = {mass of string (kg)} over {length of string (m)}</annotation>
  </semantics>
</math>
</file>

<file path=Object 8/content.xml><?xml version="1.0" encoding="utf-8"?>
<math xmlns="http://www.w3.org/1998/Math/MathML" display="block">
  <semantics>
    <mrow>
      <mi>T</mi>
      <mo stretchy="false">=</mo>
      <mi mathvariant="italic">mg</mi>
    </mrow>
    <annotation encoding="StarMath 5.0">T = mg</annotation>
  </semantics>
</math>
</file>

<file path=Object 9/content.xml><?xml version="1.0" encoding="utf-8"?>
<math xmlns="http://www.w3.org/1998/Math/MathML" display="block">
  <semantics>
    <mrow>
      <mi mathvariant="italic">tension</mi>
      <mrow>
        <mrow>
          <mo fence="true" stretchy="false">(</mo>
          <mrow>
            <mi>N</mi>
          </mrow>
          <mo fence="true" stretchy="false">)</mo>
        </mrow>
        <mo stretchy="false">=</mo>
        <mi mathvariant="italic">mass</mi>
      </mrow>
      <mrow>
        <mrow>
          <mo fence="true" stretchy="false">(</mo>
          <mrow>
            <mi mathvariant="italic">kg</mi>
          </mrow>
          <mo fence="true" stretchy="false">)</mo>
        </mrow>
        <mo stretchy="false">×</mo>
        <mi mathvariant="italic">gravity</mi>
      </mrow>
      <mrow>
        <mo fence="true" stretchy="false">(</mo>
        <mrow>
          <msup>
            <mi mathvariant="italic">ms</mi>
            <mrow>
              <mo stretchy="false">−</mo>
              <mn>2</mn>
            </mrow>
          </msup>
        </mrow>
        <mo fence="true" stretchy="false">)</mo>
      </mrow>
    </mrow>
    <annotation encoding="StarMath 5.0">tension (N) = mass (kg) times gravity (ms^-2)</annotation>
  </semantics>
</math>
</file>